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0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 style:writing-mode="lr-tb"/>
      <style:text-properties style:font-name="Times New Roman" officeooo:rsid="00151a14" officeooo:paragraph-rsid="00151a14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a5922" officeooo:paragraph-rsid="001a5922"/>
    </style:style>
    <style:style style:name="P2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P24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5" style:family="paragraph" style:parent-style-name="Standard" style:list-style-name="L8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8374c"/>
    </style:style>
    <style:style style:name="P27" style:family="paragraph" style:parent-style-name="Standard" style:list-style-name="L9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9f22e"/>
    </style:style>
    <style:style style:name="P2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e22e5" officeooo:paragraph-rsid="001e22e5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style:style style:name="T7" style:family="text">
      <style:text-properties officeooo:rsid="00146366"/>
    </style:style>
    <style:style style:name="T8" style:family="text">
      <style:text-properties officeooo:rsid="00151a14"/>
    </style:style>
    <style:style style:name="T9" style:family="text">
      <style:text-properties officeooo:rsid="0019f22e"/>
    </style:style>
    <style:style style:name="T10" style:family="text">
      <style:text-properties officeooo:rsid="000e6eba"/>
    </style:style>
    <style:style style:name="T11" style:family="text">
      <style:text-properties officeooo:rsid="001a5922"/>
    </style:style>
    <style:style style:name="T12" style:family="text">
      <style:text-properties officeooo:rsid="001c611e"/>
    </style:style>
    <style:style style:name="T13" style:family="text">
      <style:text-properties officeooo:rsid="001e22e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Writrating</text:span> API</text:p>
      <text:p text:style-name="P1"/>
      <text:p text:style-name="P1"/>
      <text:list xml:id="list3172872398" text:style-name="L1">
        <text:list-item>
          <text:p text:style-name="P2">Version1:</text:p>
          <text:list>
            <text:list-item>
              <text:p text:style-name="P2">Base domain name:</text:p>
              <text:list>
                <text:list-item>
                  <text:p text:style-name="P2">Primary: api.domainName/v1/</text:p>
                </text:list-item>
                <text:list-item>
                  <text:p text:style-name="P2">Secondary: domainName/api/v1/ </text:p>
                </text:list-item>
              </text:list>
            </text:list-item>
            <text:list-item>
              <text:p text:style-name="P2">Parts:</text:p>
              <text:list>
                <text:list-item>
                  <text:p text:style-name="P2">Devices:</text:p>
                  <text:list>
                    <text:list-item>
                      <text:p text:style-name="P2">List of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pecific device detail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&lt;string:slug&gt;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dd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add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2"><text:soft-page-break/>URL:</text:p>
                          <text:list>
                            <text:list-item>
                              <text:p text:style-name="P2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2435590753891" text:continue-list="list317287239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s:</text:p>
                          <text:list>
                            <text:list-item>
                              <text:p text:style-name="P2">DELETE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eck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2435536960502" text:continue-list="list10243559075389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:</text:p>
                          <text:list>
                            <text:list-item>
                              <text:p text:style-name="P28">PATCH</text:p>
                            </text:list-item>
                            <text:list-item>
                              <text:p text:style-name="P28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Validator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Blogs:</text:p>
                  <text:list>
                    <text:list-item>
                      <text:p text:style-name="P12">List <text:span text:style-name="T2">of blogs</text:span>:</text:p>
                      <text:list>
                        <text:list-item>
                          <text:p text:style-name="P14">URL:</text:p>
                          <text:list>
                            <text:list-item>
                              <text:p text:style-name="P14">ApiBaseDomainName/blogs/list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14">GE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14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oft-page-break/>Specific blogs details:</text:p>
                      <text:list>
                        <text:list-item>
                          <text:p text:style-name="P14">URL:</text:p>
                          <text:list>
                            <text:list-item>
                              <text:p text:style-name="P7">ApiBaseDomainName/blogs/&lt;string:slug&gt;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7">GE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Add blog:</text:p>
                      <text:list>
                        <text:list-item>
                          <text:p text:style-name="P14">URL:</text:p>
                          <text:list>
                            <text:list-item>
                              <text:p text:style-name="P7">ApiBaseDomainName/blogs/add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7">POS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Edit blog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2437000641434" text:continue-list="list10243553696050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Method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Delete blog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2435954421886" text:continue-list="list10243700064143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Method:</text:p>
                          <text:list>
                            <text:list-item>
                              <text:p text:style-name="P7">DELETE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Check blogs:</text:p>
                      <text:list>
                        <text:list-item>
                          <text:p text:style-name="P14"><text:soft-page-break/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2437061532650" text:continue-list="list10243595442188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Method:</text:p>
                          <text:list>
                            <text:list-item>
                              <text:p text:style-name="P28">PATCH</text:p>
                            </text:list-item>
                            <text:list-item>
                              <text:p text:style-name="P28">POS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17">validators</text:p>
                            </text:list-item>
                            <text:list-item>
                              <text:p text:style-name="P15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Reviews:</text:p>
                  <text:list>
                    <text:list-item>
                      <text:p text:style-name="P7">List of reviews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lis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pecific review’s data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add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<text:soft-page-break/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ATCH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DELETE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8">PATCH</text:p>
                            </text:list-item>
                            <text:list-item>
                              <text:p text:style-name="P28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validator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User Interactions:</text:p>
                  <text:list>
                    <text:list-item>
                      <text:p text:style-name="P8">Compare devices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8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4">Commenting</text:span>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<text:soft-page-break/>ApiBaseDomainName/interactions/comment/</text:p>
                            </text:list-item>
                          </text:list>
                        </text:list-item>
                        <text:list-item>
                          <text:p text:style-name="P17">Method<text:span text:style-name="T4">s</text:span>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4">Reporting system</text:span>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reports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8">POST</text:p>
                            </text:list-item>
                            <text:list-item>
                              <text:p text:style-name="P28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Everyone except guest users <text:span text:style-name="T13">can POST data</text:span></text:p>
                            </text:list-item>
                            <text:list-item>
                              <text:p text:style-name="P28">Only validators and superusers can GET all data</text:p>
                            </text:list-item>
                            <text:list-item>
                              <text:p text:style-name="P28">Owners can get their response (GE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7">List of all </text:span><text:span text:style-name="T13">devices names</text:span>:</text:p>
                      <text:list>
                        <text:list-item>
                          <text:p text:style-name="P19">URL:</text:p>
                          <text:list>
                            <text:list-item>
                              <text:p text:style-name="P19">ApiBaseDomainName/interactions/<text:span text:style-name="T8">names</text:span>/</text:p>
                            </text:list-item>
                          </text:list>
                        </text:list-item>
                        <text:list-item>
                          <text:p text:style-name="P20">Method:</text:p>
                          <text:list>
                            <text:list-item>
                              <text:p text:style-name="P20">GET</text:p>
                            </text:list-item>
                          </text:list>
                        </text:list-item>
                        <text:list-item>
                          <text:p text:style-name="P20">Permissions:</text:p>
                          <text:list>
                            <text:list-item>
                              <text:p text:style-name="P20">Everyone has access to GET da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sers:</text:p>
                  <text:list>
                    <text:list-item>
                      <text:p text:style-name="P21">Profile:</text:p>
                      <text:list>
                        <text:list-item>
                          <text:p text:style-name="P21">URL:</text:p>
                          <text:list>
                            <text:list-item>
                              <text:p text:style-name="P21">ApiBaseDomainName/accounts/profile/&lt;<text:span text:style-name="T5">string:username&gt;/</text:span></text:p>
                            </text:list-item>
                          </text:list>
                        </text:list-item>
                        <text:list-item>
                          <text:p text:style-name="P21">Methods:</text:p>
                          <text:list>
                            <text:list-item>
                              <text:p text:style-name="P21">GET</text:p>
                            </text:list-item>
                            <text:list-item>
                              <text:p text:style-name="P22">PU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All logged in users can see profile(GET, <text:span text:style-name="T11">and PUT</text:span>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ign-up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<text:soft-page-break/>ApiBaseDomainName/accounts/sign-up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in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login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out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logou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account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delete-accoun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Change password:</text:p>
                      <text:list>
                        <text:list-item>
                          <text:p text:style-name="P2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ApiBaseDomainName/accounts/change-password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2437094679620" text:continue-list="list10243706153265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Method:</text:p>
                          <text:list>
                            <text:list-item>
                              <text:p text:style-name="P23">POST</text:p>
                            </text:list-item>
                          </text:list>
                        </text:list-item>
                        <text:list-item>
                          <text:p text:style-name="P23">Permissions:</text:p>
                          <text:list>
                            <text:list-item>
                              <text:p text:style-name="P23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oft-page-break/><text:s/>Password recovery:</text:p>
                      <text:list>
                        <text:list-item>
                          <text:p text:style-name="P2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ApiBaseDomainName/accounts/password-recovery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2435869121177" text:continue-list="list10243709467962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Method:</text:p>
                          <text:list>
                            <text:list-item>
                              <text:p text:style-name="P23">POST</text:p>
                            </text:list-item>
                          </text:list>
                        </text:list-item>
                        <text:list-item>
                          <text:p text:style-name="P23">Permissions:</text:p>
                          <text:list>
                            <text:list-item>
                              <text:p text:style-name="P23">Everyone can recover their password</text:p>
                              <text:p text:style-name="P23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9">Password recovery verification</text:span>:</text:p>
                      <text:list>
                        <text:list-item>
                          <text:p text:style-name="P26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7">ApiBaseDomainName/accounts/password-recovery/<text:span text:style-name="T10">&lt;</text:span><text:span text:style-name="T9">string:email&gt;/</text:span>&lt;int:code&gt;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0243586912117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Method:</text:p>
                          <text:list>
                            <text:list-item>
                              <text:p text:style-name="P26">POST</text:p>
                            </text:list-item>
                          </text:list>
                        </text:list-item>
                        <text:list-item>
                          <text:p text:style-name="P26">Permissions:</text:p>
                          <text:list>
                            <text:list-item>
                              <text:p text:style-name="P26">Everyo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5-01-01T10:20:27.143000000</dc:date>
    <meta:editing-duration>PT7H25M51S</meta:editing-duration>
    <meta:editing-cycles>22</meta:editing-cycles>
    <meta:generator>LibreOffice/7.6.0.3$Windows_X86_64 LibreOffice_project/69edd8b8ebc41d00b4de3915dc82f8f0fc3b6265</meta:generator>
    <meta:print-date>2024-12-11T13:47:42.040000000</meta:print-date>
    <meta:printed-by>PDF files</meta:printed-by>
    <meta:document-statistic meta:table-count="0" meta:image-count="0" meta:object-count="0" meta:page-count="8" meta:paragraph-count="241" meta:word-count="620" meta:character-count="3840" meta:non-whitespace-character-count="3698"/>
  </office:meta>
</office:document-meta>
</file>